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4c7dc" draw:textarea-horizontal-align="justify" draw:textarea-vertical-align="middle" draw:auto-grow-height="false" fo:min-height="0.43cm" fo:min-width="11.696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6.484cm" fo:min-width="6.234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8.096cm" fo:min-width="11.227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fill-color="#729fcf" draw:textarea-horizontal-align="justify" draw:textarea-vertical-align="middle" draw:auto-grow-height="false" fo:min-height="6.454cm" fo:min-width="6.204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00" draw:marker-start="Dimension_20_Line_20_Arrow" draw:marker-start-width="0.15cm" draw:marker-end="Dimension_20_Line_20_Arrow" draw:marker-end-width="0.1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3.313cm"/>
      <style:paragraph-properties style:writing-mode="lr-tb"/>
    </style:style>
    <style:style style:name="gr12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196cm" svg:height="0.68cm" svg:x="2.087cm" svg:y="10.66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latex§$d$§svg§600§TRUE§</svg:desc>
          <draw:g>
            <draw:path draw:style-name="gr2" draw:text-style-name="P2" draw:layer="layout" svg:width="0.263cm" svg:height="0.393cm" svg:x="12.726cm" svg:y="10.094cm" svg:viewBox="0 0 264 394" svg:d="M264 6c-3-2 0-6-8-6s-60 5-70 6c-5 0-8 4-8 12 0 6 5 6 15 6 25 0 27 3 27 9-1 4-1 8-2 12-11 44-22 88-33 132-10-21-26-37-51-37-66 0-134 83-134 165 0 52 30 89 73 89 11 0 40-2 73-41 4 22 24 41 50 41 20 0 33-13 41-30 10-21 18-55 18-56 0-5-5-5-7-5-6 0-6 2-8 10-9 36-20 68-43 68-14 0-16-14-16-25 0-13 0-18 4-27 26-108 53-215 79-323zM148 321c-2 11-2 11-11 20-24 32-46 40-62 40-27 0-35-30-35-52 0-28 17-96 30-122 18-33 41-54 64-54 36 0 44 46 44 50 0 3-1 6-1 9-10 36-19 72-29 109z">
              <text:p/>
            </draw:path>
          </draw:g>
        </draw:g>
        <draw:custom-shape draw:style-name="gr3" draw:text-style-name="P3" draw:layer="layout" svg:width="9.522cm" svg:height="9.522cm" svg:x="3.115cm" svg:y="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1.727cm" svg:height="8.346cm" svg:x="2.08cm" svg:y="0.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35cm" svg:y1="9.1cm" svg:x2="11.37cm" svg:y2="9.132cm">
          <text:p/>
        </draw:line>
        <draw:custom-shape draw:style-name="gr6" draw:text-style-name="P6" draw:layer="layout" svg:width="9.522cm" svg:height="9.522cm" svg:x="3.116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87cm" svg:y1="1.12cm" svg:x2="7.968cm" svg:y2="10.62cm">
          <text:p/>
        </draw:line>
        <draw:line draw:style-name="gr5" draw:text-style-name="P5" draw:layer="layout" svg:x1="7.871cm" svg:y1="1.12cm" svg:x2="10.132cm" svg:y2="10.075cm">
          <text:p/>
        </draw:line>
        <draw:line draw:style-name="gr7" draw:text-style-name="P5" draw:layer="layout" svg:x1="10.099cm" svg:y1="10.058cm" svg:x2="7.976cm" svg:y2="10.058cm">
          <text:p/>
        </draw:line>
        <draw:g>
          <draw:line draw:style-name="gr7" draw:text-style-name="P5" draw:layer="layout" svg:x1="14.297cm" svg:y1="10.658cm" svg:x2="2.077cm" svg:y2="10.658cm">
            <text:p/>
          </draw:line>
          <draw:line draw:style-name="gr7" draw:text-style-name="P5" draw:layer="layout" svg:x1="2.178cm" svg:y1="11.038cm" svg:x2="2.57cm" svg:y2="10.679cm">
            <text:p/>
          </draw:line>
          <draw:line draw:style-name="gr7" draw:text-style-name="P5" draw:layer="layout" svg:x1="2.678cm" svg:y1="11.039cm" svg:x2="3.07cm" svg:y2="10.68cm">
            <text:p/>
          </draw:line>
          <draw:line draw:style-name="gr7" draw:text-style-name="P5" draw:layer="layout" svg:x1="3.178cm" svg:y1="11.04cm" svg:x2="3.57cm" svg:y2="10.681cm">
            <text:p/>
          </draw:line>
          <draw:line draw:style-name="gr7" draw:text-style-name="P5" draw:layer="layout" svg:x1="3.678cm" svg:y1="11.041cm" svg:x2="4.07cm" svg:y2="10.682cm">
            <text:p/>
          </draw:line>
          <draw:line draw:style-name="gr7" draw:text-style-name="P5" draw:layer="layout" svg:x1="4.178cm" svg:y1="11.042cm" svg:x2="4.57cm" svg:y2="10.683cm">
            <text:p/>
          </draw:line>
          <draw:line draw:style-name="gr7" draw:text-style-name="P5" draw:layer="layout" svg:x1="4.678cm" svg:y1="11.043cm" svg:x2="5.07cm" svg:y2="10.684cm">
            <text:p/>
          </draw:line>
          <draw:line draw:style-name="gr7" draw:text-style-name="P5" draw:layer="layout" svg:x1="5.178cm" svg:y1="11.044cm" svg:x2="5.57cm" svg:y2="10.685cm">
            <text:p/>
          </draw:line>
          <draw:line draw:style-name="gr7" draw:text-style-name="P5" draw:layer="layout" svg:x1="5.678cm" svg:y1="11.045cm" svg:x2="6.07cm" svg:y2="10.686cm">
            <text:p/>
          </draw:line>
          <draw:line draw:style-name="gr7" draw:text-style-name="P5" draw:layer="layout" svg:x1="6.178cm" svg:y1="11.046cm" svg:x2="6.57cm" svg:y2="10.687cm">
            <text:p/>
          </draw:line>
          <draw:line draw:style-name="gr7" draw:text-style-name="P5" draw:layer="layout" svg:x1="6.678cm" svg:y1="11.039cm" svg:x2="7.07cm" svg:y2="10.68cm">
            <text:p/>
          </draw:line>
          <draw:line draw:style-name="gr7" draw:text-style-name="P5" draw:layer="layout" svg:x1="7.178cm" svg:y1="11.04cm" svg:x2="7.57cm" svg:y2="10.681cm">
            <text:p/>
          </draw:line>
          <draw:line draw:style-name="gr7" draw:text-style-name="P5" draw:layer="layout" svg:x1="8.178cm" svg:y1="11.042cm" svg:x2="8.57cm" svg:y2="10.683cm">
            <text:p/>
          </draw:line>
          <draw:line draw:style-name="gr7" draw:text-style-name="P5" draw:layer="layout" svg:x1="8.678cm" svg:y1="11.043cm" svg:x2="9.07cm" svg:y2="10.684cm">
            <text:p/>
          </draw:line>
          <draw:line draw:style-name="gr7" draw:text-style-name="P5" draw:layer="layout" svg:x1="9.178cm" svg:y1="11.044cm" svg:x2="9.57cm" svg:y2="10.685cm">
            <text:p/>
          </draw:line>
          <draw:line draw:style-name="gr7" draw:text-style-name="P5" draw:layer="layout" svg:x1="9.678cm" svg:y1="11.045cm" svg:x2="10.07cm" svg:y2="10.686cm">
            <text:p/>
          </draw:line>
          <draw:line draw:style-name="gr7" draw:text-style-name="P5" draw:layer="layout" svg:x1="10.178cm" svg:y1="11.046cm" svg:x2="10.57cm" svg:y2="10.687cm">
            <text:p/>
          </draw:line>
          <draw:line draw:style-name="gr7" draw:text-style-name="P5" draw:layer="layout" svg:x1="10.678cm" svg:y1="11.047cm" svg:x2="11.07cm" svg:y2="10.688cm">
            <text:p/>
          </draw:line>
          <draw:line draw:style-name="gr7" draw:text-style-name="P5" draw:layer="layout" svg:x1="11.178cm" svg:y1="11.04cm" svg:x2="11.57cm" svg:y2="10.681cm">
            <text:p/>
          </draw:line>
          <draw:line draw:style-name="gr7" draw:text-style-name="P5" draw:layer="layout" svg:x1="11.678cm" svg:y1="11.041cm" svg:x2="12.07cm" svg:y2="10.682cm">
            <text:p/>
          </draw:line>
          <draw:line draw:style-name="gr7" draw:text-style-name="P5" draw:layer="layout" svg:x1="12.178cm" svg:y1="11.042cm" svg:x2="12.57cm" svg:y2="10.683cm">
            <text:p/>
          </draw:line>
          <draw:line draw:style-name="gr7" draw:text-style-name="P5" draw:layer="layout" svg:x1="12.678cm" svg:y1="11.043cm" svg:x2="13.07cm" svg:y2="10.684cm">
            <text:p/>
          </draw:line>
          <draw:line draw:style-name="gr7" draw:text-style-name="P5" draw:layer="layout" svg:x1="13.178cm" svg:y1="11.044cm" svg:x2="13.57cm" svg:y2="10.685cm">
            <text:p/>
          </draw:line>
          <draw:line draw:style-name="gr7" draw:text-style-name="P5" draw:layer="layout" svg:x1="13.678cm" svg:y1="11.045cm" svg:x2="14.07cm" svg:y2="10.686cm">
            <text:p/>
          </draw:line>
        </draw:g>
        <draw:line draw:style-name="gr8" draw:text-style-name="P5" draw:layer="layout" svg:x1="12.438cm" svg:y1="10.08cm" svg:x2="12.438cm" svg:y2="10.64cm">
          <text:p/>
        </draw:line>
        <draw:line draw:style-name="gr9" draw:text-style-name="P5" draw:layer="layout" svg:x1="12.3cm" svg:y1="10.058cm" svg:x2="10.177cm" svg:y2="10.058cm">
          <text:p/>
        </draw:line>
        <draw:g>
          <svg:title>TexMaths</svg:title>
          <svg:desc>16§latex§$r_{k}$§svg§600§TRUE§</svg:desc>
          <draw:g>
            <draw:path draw:style-name="gr2" draw:text-style-name="P2" draw:layer="layout" svg:width="0.227cm" svg:height="0.252cm" svg:x="8.826cm" svg:y="9.596cm" svg:viewBox="0 0 228 253" svg:d="M34 213c-2 10-5 22-5 24 0 11 8 16 16 16 6 0 16-5 20-16 0-2 20-78 23-87 5-20 14-59 17-74 2-8 18-33 32-46 3-3 21-17 45-17 14 0 15 4 22 6-16 3-28 16-28 30 0 10 5 19 20 19s32-12 32-31c0-20-19-37-46-37-37 0-62 27-72 43-5-26-25-43-51-43-25 0-37 22-41 32-10 19-18 52-18 54 0 5 4 3 6 5 7 0 7 0 10-13 10-38 21-65 41-65 10 0 18 4 18 25 0 11-2 18-10 46-10 43-21 86-31 129z">
              <text:p/>
            </draw:path>
            <draw:path draw:style-name="gr2" draw:text-style-name="P2" draw:layer="layout" svg:width="0.192cm" svg:height="0.274cm" svg:x="9.091cm" svg:y="9.655cm" svg:viewBox="0 0 193 275" svg:d="M94 13c0-2 1-5 2-7 0-3-2-6-7-6-8 0-40 3-51 5-3 0-8 0-8 8 0 6 5 6 10 6 19 0 19 2 19 5s0 6-2 9c-18 74-36 148-54 221-3 7-2 6-3 8 0 7 5 13 14 13 10 0 16-8 18-16 0-1 17-70 19-76 27 3 50 11 50 32 0 1 0 4 0 8-2 6-2 8-2 12 0 27 22 40 41 40 39 0 50-59 50-60 0-5-5-5-6-5-5 0-7 2-8 9-5 18-15 45-34 45-11 0-14-10-14-21 0-6 0-6 3-17 0-4 1-8 1-11 0-35-47-42-63-42 11-8 25-20 32-25 20-19 39-38 62-38 5 0 9 1 13 5-18 3-21 15-21 22 0 9 6 14 16 14 11 0 22-8 22-25 0-13-9-27-30-27-23 0-43 16-62 35-16 16-29 27-47 35 14-52 27-104 40-156z">
              <text:p/>
            </draw:path>
          </draw:g>
        </draw:g>
        <draw:g>
          <svg:title>TexMaths</svg:title>
          <svg:desc>16§latex§$R$§svg§600§TRUE§</svg:desc>
          <draw:g>
            <draw:path draw:style-name="gr2" draw:text-style-name="P2" draw:layer="layout" svg:width="0.397cm" svg:height="0.393cm" svg:x="7.326cm" svg:y="7.398cm" svg:viewBox="0 0 398 394" svg:d="M186 38c3-12 5-19 16-20 5 0 23 0 34 0 39 0 102 0 102 55 0 18-10 58-31 79-14 14-44 33-94 33-21 0-42 0-63 0 12-49 24-98 36-147zM266 191c57-12 123-51 123-106 0-50-50-85-123-85-53 0-106 0-159 0-11 0-16 0-16 11 0 7 5 7 16 7 1 0 11 0 20 1 12 0 16 2 16 8 0 3 0 5-3 11-24 100-49 200-73 300-6 23-8 26-51 26-11 0-16 0-16 11 0 6 5 4 8 6 16 0 54-1 70-1s56 1 72 1c3 0 11 0 11-11 0-6-5-6-16-6-21 0-37 0-37-10 0-3 2-6 2-9 12-50 24-99 36-149 23 0 45 0 67 0 51 0 61 32 61 51 0 8-5 26-8 39-3 15-8 36-8 47 0 61 65 61 73 61 48 0 67-56 67-64 0-6-4-4-6-6-5 0-7 3-8 6-13 42-38 51-51 51-18 0-22-11-22-33 0-18 4-47 6-64 1-8 1-19 1-26 0-43-36-60-52-67z">
              <text:p/>
            </draw:path>
          </draw:g>
        </draw:g>
        <draw:line draw:style-name="gr9" draw:text-style-name="P5" draw:layer="layout" svg:x1="2.115cm" svg:y1="5.88cm" svg:x2="13.956cm" svg:y2="5.881cm">
          <text:p/>
        </draw:line>
        <draw:line draw:style-name="gr7" draw:text-style-name="P5" draw:layer="layout" svg:x1="10.116cm" svg:y1="10.042cm" svg:x2="7.992cm" svg:y2="10.614cm">
          <text:p/>
        </draw:line>
        <draw:path draw:style-name="gr7" draw:text-style-name="P5" draw:layer="layout" svg:width="0.698cm" svg:height="0.722cm" draw:transform="rotate (-2.93930899328365) translate (10.0653361526147cm 10.068650429322cm)" svg:viewBox="0 0 699 723" svg:d="M0 723c439-26 643-451 699-723">
          <text:p/>
        </draw:path>
        <draw:custom-shape draw:style-name="gr10" draw:text-style-name="P7" draw:layer="layout" svg:width="0.1cm" svg:height="0.1cm" svg:x="9.72cm" svg:y="9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843cm" svg:height="0.878cm" svg:x="7.54cm" svg:y="10.604cm">
          <draw:text-box>
            <text:p><text:span text:style-name="T1">A</text:span></text:p>
          </draw:text-box>
        </draw:frame>
        <draw:frame draw:style-name="gr11" draw:text-style-name="P8" draw:layer="layout" svg:width="0.843cm" svg:height="0.878cm" svg:x="9.82cm" svg:y="9.904cm">
          <draw:text-box>
            <text:p><text:span text:style-name="T1">B</text:span></text:p>
          </draw:text-box>
        </draw:frame>
        <draw:frame draw:style-name="gr11" draw:text-style-name="P8" draw:layer="layout" svg:width="0.843cm" svg:height="0.878cm" svg:x="7.391cm" svg:y="0.304cm">
          <draw:text-box>
            <text:p><text:span text:style-name="T1">C</text:span></text:p>
          </draw:text-box>
        </draw:frame>
        <draw:frame draw:style-name="gr11" draw:text-style-name="P8" draw:layer="layout" svg:width="1.965cm" svg:height="0.878cm" svg:x="5.089cm" svg:y="9.104cm">
          <draw:text-box>
            <text:p><text:span text:style-name="T1">Linse</text:span></text:p>
          </draw:text-box>
        </draw:frame>
        <draw:frame draw:style-name="gr11" draw:text-style-name="P8" draw:layer="layout" svg:width="3.259cm" svg:height="0.878cm" svg:x="0.29cm" svg:y="9.104cm">
          <draw:text-box>
            <text:p><text:span text:style-name="T1">Umgebung</text:span></text:p>
          </draw:text-box>
        </draw:frame>
        <draw:line draw:style-name="gr12" draw:text-style-name="P5" draw:layer="layout" svg:x1="4.723cm" svg:y1="6.601cm" svg:x2="4.723cm" svg:y2="9.055cm">
          <text:p/>
        </draw:line>
        <draw:line draw:style-name="gr12" draw:text-style-name="P5" draw:layer="layout" svg:x1="5.124cm" svg:y1="6.594cm" svg:x2="5.124cm" svg:y2="9.048cm">
          <text:p/>
        </draw:line>
        <draw:line draw:style-name="gr12" draw:text-style-name="P5" draw:layer="layout" svg:x1="5.525cm" svg:y1="6.587cm" svg:x2="5.525cm" svg:y2="9.041cm">
          <text:p/>
        </draw:line>
        <draw:line draw:style-name="gr12" draw:text-style-name="P5" draw:layer="layout" svg:x1="5.926cm" svg:y1="6.58cm" svg:x2="5.926cm" svg:y2="9.034cm">
          <text:p/>
        </draw:line>
        <draw:line draw:style-name="gr12" draw:text-style-name="P5" draw:layer="layout" svg:x1="6.327cm" svg:y1="6.573cm" svg:x2="6.327cm" svg:y2="9.027cm">
          <text:p/>
        </draw:line>
        <draw:frame draw:style-name="gr13" draw:text-style-name="P9" draw:layer="layout" svg:width="1.02cm" svg:height="0.725cm" svg:x="3.519cm" svg:y="8.775cm">
          <draw:text-box>
            <text:p><text:span text:style-name="T2">g3</text:span></text:p>
          </draw:text-box>
        </draw:frame>
        <draw:frame draw:style-name="gr13" draw:text-style-name="P9" draw:layer="layout" svg:width="1.02cm" svg:height="0.725cm" svg:x="4.419cm" svg:y="9.676cm">
          <draw:text-box>
            <text:p><text:span text:style-name="T2">g2</text:span></text:p>
          </draw:text-box>
        </draw:frame>
        <draw:frame draw:style-name="gr13" draw:text-style-name="P9" draw:layer="layout" svg:width="1.02cm" svg:height="0.725cm" svg:x="1.219cm" svg:y="10.277cm">
          <draw:text-box>
            <text:p><text:span text:style-name="T2">g1</text:span></text:p>
          </draw:text-box>
        </draw:frame>
        <draw:frame draw:style-name="gr11" draw:text-style-name="P8" draw:layer="layout" svg:width="2.019cm" svg:height="0.878cm" svg:x="4.991cm" svg:y="5.804cm">
          <draw:text-box>
            <text:p><text:span text:style-name="T1">Strahl</text:span></text:p>
          </draw:text-box>
        </draw:frame>
        <draw:line draw:style-name="gr12" draw:text-style-name="P5" draw:layer="layout" svg:x1="6.728cm" svg:y1="6.566cm" svg:x2="6.728cm" svg:y2="9.02cm">
          <text:p/>
        </draw:line>
        <draw:line draw:style-name="gr12" draw:text-style-name="P5" draw:layer="layout" svg:x1="7.129cm" svg:y1="6.559cm" svg:x2="7.129cm" svg:y2="9.0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03T10:05:58.340602313</dc:date>
    <meta:editing-duration>PT6H3M41S</meta:editing-duration>
    <meta:editing-cycles>59</meta:editing-cycles>
    <meta:generator>LibreOffice/7.3.7.2$Linux_X86_64 LibreOffice_project/30$Build-2</meta:generator>
    <meta:document-statistic meta:object-count="65"/>
  </office:meta>
</office:document-meta>
</file>